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0.489cm" fo:margin-left="0.062cm" table:align="left" style:shadow="none" style:may-break-between-rows="true" style:writing-mode="lr-tb"/>
    </style:style>
    <style:style style:name="Table1.A" style:family="table-column">
      <style:table-column-properties style:column-width="1.70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transparent" fo:padding="0.097cm" fo:border="0.05pt solid #000000">
        <style:background-image/>
      </style:table-cell-properties>
    </style:style>
    <style:style style:name="Table1.A2" style:family="table-cell">
      <style:table-cell-properties style:vertical-align="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L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>
      <style:text-properties fo:font-size="2pt" officeooo:paragraph-rsid="0013cfa7" style:font-size-asian="2pt" style:font-size-complex="2pt"/>
    </style:style>
    <style:style style:name="P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2pt" fo:font-style="normal" fo:font-weight="normal" officeooo:paragraph-rsid="0013cfa7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6pt" fo:font-style="normal" fo:font-weight="normal" officeooo:paragraph-rsid="0013cfa7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6pt" fo:font-style="normal" fo:font-weight="normal" officeooo:paragraph-rsid="0034cc4f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6pt" fo:font-style="normal" fo:font-weight="normal" officeooo:paragraph-rsid="0022a4f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6pt" fo:font-style="normal" fo:font-weight="normal" officeooo:paragraph-rsid="0039430d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6pt" fo:font-style="normal" fo:font-weight="normal" officeooo:paragraph-rsid="0045296f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fr1" style:family="graphic" style:parent-style-name="Frame">
      <style:graphic-properties style:run-through="foreground" style:protect="content" style:wrap="none" style:vertical-pos="top" style:vertical-rel="baseline" style:horizontal-pos="from-left" style:horizontal-rel="paragraph" draw:fill-image-width="0cm" draw:fill-image-height="0cm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protect="content" style:wrap="none" style:vertical-pos="top" style:vertical-rel="baseline" style:horizontal-pos="from-left" style:horizontal-rel="paragraph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1" table:style-name="Table1">
        <table:table-column table:style-name="Table1.A" table:number-columns-repeated="12"/>
        <table:table-header-rows>
          <table:table-row table:style-name="Table1.1">
            <table:table-cell table:style-name="Table1.A1" table:number-columns-spanned="12" office:value-type="string">
              <text:p text:style-name="P3"><text:placeholder text:placeholder-type="text">&lt;for each="label_group in labels(group_length=12)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e1.1">
          <table:table-cell table:style-name="Table1.A2" office:value-type="string">
            <text:p text:style-name="P4"><draw:frame draw:style-name="fr1" draw:name="image: asimage(qr(label_group[0]['default_code']),None,1.2,1.2,'cm')" text:anchor-type="as-char" svg:width="1.199cm" svg:height="1.199cm" draw:z-index="0"><draw:text-box><text:p text:style-name="P1"/></draw:text-box></draw:frame></text:p>
            <text:p text:style-name="P4"><text:placeholder text:placeholder-type="text">&lt;label_group[0]['default_code']&gt;</text:placeholder></text:p>
          </table:table-cell>
          <table:table-cell table:style-name="Table1.A2" office:value-type="string">
            <text:p text:style-name="P5"><draw:frame draw:style-name="fr2" draw:name="image: asimage(qr(label_group[1]['default_code']),None,1.2,1.2,'cm')" text:anchor-type="as-char" svg:width="1.199cm" svg:height="1.199cm" draw:z-index="1"><draw:text-box><text:p text:style-name="P1"/></draw:text-box></draw:frame></text:p>
            <text:p text:style-name="P4"><text:placeholder text:placeholder-type="text">&lt;label_group[1]['default_code']&gt;</text:placeholder></text:p>
          </table:table-cell>
          <table:table-cell table:style-name="Table1.A2" office:value-type="string">
            <text:p text:style-name="P5"><draw:frame draw:style-name="fr2" draw:name="image: asimage(qr(label_group[2]['default_code']),None,1.5,1.5,'cm')" text:anchor-type="as-char" svg:width="0.199cm" svg:height="0.199cm" draw:z-index="2"><draw:text-box><text:p text:style-name="P1"/></draw:text-box></draw:frame></text:p>
            <text:p text:style-name="P6"><text:placeholder text:placeholder-type="text">&lt;label_group[2]['default_code']&gt;</text:placeholder></text:p>
          </table:table-cell>
          <table:table-cell table:style-name="Table1.A2" office:value-type="string">
            <text:p text:style-name="P7"><draw:frame draw:style-name="fr2" draw:name="image: asimage(qr(label_group[3]['default_code']),None,0.5,0.5,'cm')" text:anchor-type="as-char" svg:width="0.199cm" svg:height="0.199cm" draw:z-index="3"><draw:text-box><text:p text:style-name="P1"/></draw:text-box></draw:frame></text:p>
            <text:p text:style-name="P6"><text:placeholder text:placeholder-type="text">&lt;label_group[3]['default_code']&gt;</text:placeholder></text:p>
          </table:table-cell>
          <table:table-cell table:style-name="Table1.A2" office:value-type="string">
            <text:p text:style-name="P7"><draw:frame draw:style-name="fr2" draw:name="image: asimage(qr(label_group[4]['default_code']),None,0.5,0.5,'cm')" text:anchor-type="as-char" svg:width="0.199cm" svg:height="0.199cm" draw:z-index="4"><draw:text-box><text:p text:style-name="P1"/></draw:text-box></draw:frame></text:p>
            <text:p text:style-name="P6"><text:placeholder text:placeholder-type="text">&lt;label_group[4]['default_code']&gt;</text:placeholder></text:p>
          </table:table-cell>
          <table:table-cell table:style-name="Table1.A2" office:value-type="string">
            <text:p text:style-name="P7"><draw:frame draw:style-name="fr2" draw:name="image: asimage(qr(label_group[5]['default_code']),None,0.5,0.5,'cm')" text:anchor-type="as-char" svg:width="0.199cm" svg:height="0.199cm" draw:z-index="5"><draw:text-box><text:p text:style-name="P1"/></draw:text-box></draw:frame></text:p>
            <text:p text:style-name="P6"><text:placeholder text:placeholder-type="text">&lt;label_group[5]['default_code']&gt;</text:placeholder></text:p>
          </table:table-cell>
          <table:table-cell table:style-name="Table1.A2" office:value-type="string">
            <text:p text:style-name="P7"><draw:frame draw:style-name="fr2" draw:name="image: asimage(qr(label_group[6]['default_code']),None,0.5,0.5,'cm')" text:anchor-type="as-char" svg:width="0.199cm" svg:height="0.199cm" draw:z-index="6"><draw:text-box><text:p text:style-name="P1"/></draw:text-box></draw:frame></text:p>
            <text:p text:style-name="P6"><text:placeholder text:placeholder-type="text">&lt;label_group[6]['default_code']&gt;</text:placeholder></text:p>
          </table:table-cell>
          <table:table-cell table:style-name="Table1.A2" office:value-type="string">
            <text:p text:style-name="P7"><draw:frame draw:style-name="fr2" draw:name="image: asimage(qr(label_group[7]['default_code']),None,0.5,0.5,'cm')" text:anchor-type="as-char" svg:width="0.199cm" svg:height="0.199cm" draw:z-index="7"><draw:text-box><text:p text:style-name="P1"/></draw:text-box></draw:frame></text:p>
            <text:p text:style-name="P6"><text:placeholder text:placeholder-type="text">&lt;label_group[7]['default_code']&gt;</text:placeholder></text:p>
          </table:table-cell>
          <table:table-cell table:style-name="Table1.A2" office:value-type="string">
            <text:p text:style-name="P7"><draw:frame draw:style-name="fr2" draw:name="image: asimage(qr(label_group[8]['default_code']),None,0.5,0.5,'cm')" text:anchor-type="as-char" svg:width="0.199cm" svg:height="0.199cm" draw:z-index="8"><draw:text-box><text:p text:style-name="P1"/></draw:text-box></draw:frame></text:p>
            <text:p text:style-name="P6"><text:placeholder text:placeholder-type="text">&lt;label_group[8]['default_code']&gt;</text:placeholder></text:p>
          </table:table-cell>
          <table:table-cell table:style-name="Table1.A2" office:value-type="string">
            <text:p text:style-name="P7"><draw:frame draw:style-name="fr2" draw:name="image: asimage(qr(label_group[9]['default_code']),None,0.5,0.5,'cm')" text:anchor-type="as-char" svg:width="0.199cm" svg:height="0.199cm" draw:z-index="9"><draw:text-box><text:p text:style-name="P1"/></draw:text-box></draw:frame></text:p>
            <text:p text:style-name="P6"><text:placeholder text:placeholder-type="text">&lt;label_group[9]['default_code']&gt;</text:placeholder></text:p>
          </table:table-cell>
          <table:table-cell table:style-name="Table1.A2" office:value-type="string">
            <text:p text:style-name="P7"><draw:frame draw:style-name="fr2" draw:name="image: asimage(qr(label_group[10]['default_code']),None,0.5,0.5,'cm')" text:anchor-type="as-char" svg:width="0.199cm" svg:height="0.199cm" draw:z-index="10"><draw:text-box><text:p text:style-name="P1"/></draw:text-box></draw:frame></text:p>
            <text:p text:style-name="P6"><text:placeholder text:placeholder-type="text">&lt;label_group[10]['default_code']&gt;</text:placeholder></text:p>
          </table:table-cell>
          <table:table-cell table:style-name="Table1.L2" office:value-type="string">
            <text:p text:style-name="P8"><draw:frame draw:style-name="fr2" draw:name="image: asimage(qr(label_group[11]['default_code']),None,0.5,0.5,'cm')" text:anchor-type="as-char" svg:width="0.199cm" svg:height="0.199cm" draw:z-index="11"><draw:text-box><text:p text:style-name="P1"/></draw:text-box></draw:frame></text:p>
            <text:p text:style-name="P8"><text:placeholder text:placeholder-type="text">&lt;label_group[11]['default_code']&gt;</text:placeholder></text:p>
          </table:table-cell>
        </table:table-row>
        <table:table-row table:style-name="Table1.1">
          <table:table-cell table:style-name="Table1.L2" table:number-columns-spanned="12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101cm" fo:margin-bottom="0.101cm" fo:margin-left="0.203cm" fo:margin-right="0.0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08:20:25.782487703</meta:creation-date>
    <dc:date>2017-06-14T23:46:20.248566331</dc:date>
    <meta:editing-duration>PT2H55M39S</meta:editing-duration>
    <meta:editing-cycles>42</meta:editing-cycles>
    <meta:generator>LibreOffice/5.1.6.2$Linux_X86_64 LibreOffice_project/10m0$Build-2</meta:generator>
    <meta:document-statistic meta:table-count="1" meta:image-count="0" meta:object-count="0" meta:page-count="1" meta:paragraph-count="26" meta:word-count="17" meta:character-count="443" meta:non-whitespace-character-count="440"/>
  </office:meta>
</office:document-meta>
</file>